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83caff" fo:border="none"/>
    </style:style>
    <style:style style:name="ce8" style:family="table-cell" style:parent-style-name="Default">
      <style:table-cell-properties fo:background-color="#83caff"/>
    </style:style>
    <style:style style:name="ce9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ce10" style:family="table-cell" style:parent-style-name="Default">
      <style:table-cell-properties fo:background-color="#ffff66" fo:border="none"/>
    </style:style>
    <style:style style:name="ce11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1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order-bottom="none" fo:background-color="#ff3333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ff3333" fo:border-left="none" fo:border-right="none" fo:border-top="none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offsetX</text:p>
          </table:table-cell>
          <table:table-cell table:style-name="ce1" office:value-type="string" calcext:value-type="string">
            <text:p>offsetY</text:p>
          </table:table-cell>
          <table:table-cell table:style-name="ce1" office:value-type="string" calcext:value-type="string">
            <text:p>résultatX</text:p>
          </table:table-cell>
          <table:table-cell table:style-name="ce1" office:value-type="string" calcext:value-type="string">
            <text:p>résultatY</text:p>
          </table:table-cell>
          <table:table-cell table:style-name="ce14" office:value-type="string" calcext:value-type="string">
            <text:p>résultatY inv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2">
          <table:table-cell table:style-name="ce2" office:value-type="float" office:value="152.85715" calcext:value-type="float">
            <text:p>152,85715</text:p>
          </table:table-cell>
          <table:table-cell table:style-name="ce2" office:value-type="float" office:value="561.85715" calcext:value-type="float">
            <text:p>561,857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[.A$2]+[.C2]" office:value-type="float" office:value="152.85715" calcext:value-type="float">
            <text:p>152,85715</text:p>
          </table:table-cell>
          <table:table-cell table:style-name="ce3" table:formula="of:=[.B$2]+[.D2]" office:value-type="float" office:value="561.85715" calcext:value-type="float">
            <text:p>561,85715</text:p>
          </table:table-cell>
          <table:table-cell table:formula="of:=[.H$1]-[.F2]" office:value-type="float" office:value="462.14285" calcext:value-type="float">
            <text:p>462,14285</text:p>
          </table:table-cell>
          <table:table-cell table:style-name="ce15" office:value-type="float" office:value="152.85715" calcext:value-type="float">
            <text:p>152,85715</text:p>
          </table:table-cell>
          <table:table-cell table:style-name="ce15" office:value-type="float" office:value="462.14282" calcext:value-type="float">
            <text:p>462,14282</text:p>
          </table:table-cell>
        </table:table-row>
        <table:table-row table:style-name="ro2">
          <table:table-cell table:style-name="ce3" table:formula="of:=[.E2]" office:value-type="float" office:value="152.85715" calcext:value-type="float">
            <text:p>152,85715</text:p>
          </table:table-cell>
          <table:table-cell table:style-name="ce3" table:formula="of:=[.F2]" office:value-type="float" office:value="561.85715" calcext:value-type="float">
            <text:p>561,8571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[.A$2]+[.C3]" office:value-type="float" office:value="152.85715" calcext:value-type="float">
            <text:p>152,85715</text:p>
          </table:table-cell>
          <table:table-cell table:style-name="ce3" table:formula="of:=[.B$2]+[.D3]" office:value-type="float" office:value="561.85715" calcext:value-type="float">
            <text:p>561,85715</text:p>
          </table:table-cell>
          <table:table-cell table:formula="of:=[.H$1]-[.F3]" office:value-type="float" office:value="462.14285" calcext:value-type="float">
            <text:p>462,14285</text:p>
          </table:table-cell>
          <table:table-cell table:style-name="ce15" office:value-type="float" office:value="152.85715" calcext:value-type="float">
            <text:p>152,85715</text:p>
          </table:table-cell>
          <table:table-cell table:style-name="ce15" office:value-type="float" office:value="462.14282" calcext:value-type="float">
            <text:p>462,14282</text:p>
          </table:table-cell>
        </table:table-row>
        <table:table-row table:style-name="ro2">
          <table:table-cell table:formula="of:=[.E3]" office:value-type="float" office:value="152.85715" calcext:value-type="float">
            <text:p>152,85715</text:p>
          </table:table-cell>
          <table:table-cell table:formula="of:=[.F3]" office:value-type="float" office:value="561.85715" calcext:value-type="float">
            <text:p>561,85715</text:p>
          </table:table-cell>
          <table:table-cell table:style-name="ce8" office:value-type="float" office:value="17.14286" calcext:value-type="float">
            <text:p>17,14286</text:p>
          </table:table-cell>
          <table:table-cell table:style-name="ce8" office:value-type="float" office:value="-114.28572" calcext:value-type="float">
            <text:p>-114,28572</text:p>
          </table:table-cell>
          <table:table-cell table:style-name="ce10" table:formula="of:=[.A$2]+[.C4]" office:value-type="float" office:value="170.00001" calcext:value-type="float">
            <text:p>170,00001</text:p>
          </table:table-cell>
          <table:table-cell table:style-name="ce3" table:formula="of:=[.B$2]+[.D4]" office:value-type="float" office:value="447.57143" calcext:value-type="float">
            <text:p>447,57143</text:p>
          </table:table-cell>
          <table:table-cell table:formula="of:=[.H$1]-[.F4]" office:value-type="float" office:value="576.42857" calcext:value-type="float">
            <text:p>576,42857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576.4285" calcext:value-type="float">
            <text:p>576,4285</text:p>
          </table:table-cell>
        </table:table-row>
        <table:table-row table:style-name="ro2">
          <table:table-cell table:style-name="ce4" table:formula="of:=[.E4]" office:value-type="float" office:value="170.00001" calcext:value-type="float">
            <text:p>170,00001</text:p>
          </table:table-cell>
          <table:table-cell table:style-name="ce4" table:formula="of:=[.F4]" office:value-type="float" office:value="447.57143" calcext:value-type="float">
            <text:p>447,57143</text:p>
          </table:table-cell>
          <table:table-cell table:style-name="ce9" office:value-type="float" office:value="105.71428" calcext:value-type="float">
            <text:p>105,71428</text:p>
          </table:table-cell>
          <table:table-cell table:style-name="ce9" office:value-type="float" office:value="-168.57143" calcext:value-type="float">
            <text:p>-168,57143</text:p>
          </table:table-cell>
          <table:table-cell table:style-name="ce10" table:formula="of:=[.A$2]+[.C5]" office:value-type="float" office:value="258.57143" calcext:value-type="float">
            <text:p>258,57143</text:p>
          </table:table-cell>
          <table:table-cell table:style-name="ce3" table:formula="of:=[.B$2]+[.D5]" office:value-type="float" office:value="393.28572" calcext:value-type="float">
            <text:p>393,28572</text:p>
          </table:table-cell>
          <table:table-cell table:formula="of:=[.H$1]-[.F5]" office:value-type="float" office:value="630.71428" calcext:value-type="float">
            <text:p>630,71428</text:p>
          </table:table-cell>
          <table:table-cell table:style-name="ce15" office:value-type="float" office:value="258.5714" calcext:value-type="float">
            <text:p>258,5714</text:p>
          </table:table-cell>
          <table:table-cell table:style-name="ce15" office:value-type="float" office:value="630.71423" calcext:value-type="float">
            <text:p>630,71423</text:p>
          </table:table-cell>
        </table:table-row>
        <table:table-row table:style-name="ro2">
          <table:table-cell table:style-name="ce5" table:formula="of:=[.E5]" office:value-type="float" office:value="258.57143" calcext:value-type="float">
            <text:p>258,57143</text:p>
          </table:table-cell>
          <table:table-cell table:style-name="ce5" table:formula="of:=[.F5]" office:value-type="float" office:value="393.28572" calcext:value-type="float">
            <text:p>393,28572</text:p>
          </table:table-cell>
          <table:table-cell table:style-name="ce2" table:number-columns-repeated="2"/>
          <table:table-cell table:style-name="ce11" table:formula="of:=[.E5]" office:value-type="float" office:value="258.57143" calcext:value-type="float">
            <text:p>258,57143</text:p>
          </table:table-cell>
          <table:table-cell table:style-name="ce6" table:formula="of:=[.F5]" office:value-type="float" office:value="393.28572" calcext:value-type="float">
            <text:p>393,28572</text:p>
          </table:table-cell>
          <table:table-cell table:style-name="ce11" table:formula="of:=[.H$1]-[.F6]" office:value-type="float" office:value="630.71428" calcext:value-type="float">
            <text:p>630,71428</text:p>
          </table:table-cell>
          <table:table-cell table:style-name="ce16" office:value-type="float" office:value="258.5714" calcext:value-type="float">
            <text:p>258,5714</text:p>
          </table:table-cell>
          <table:table-cell table:style-name="ce16" office:value-type="float" office:value="630.71423" calcext:value-type="float">
            <text:p>630,71423</text:p>
          </table:table-cell>
        </table:table-row>
        <table:table-row table:style-name="ro2">
          <table:table-cell table:formula="of:=[.E5]" office:value-type="float" office:value="258.57143" calcext:value-type="float">
            <text:p>258,57143</text:p>
          </table:table-cell>
          <table:table-cell table:formula="of:=[.F5]" office:value-type="float" office:value="393.28572" calcext:value-type="float">
            <text:p>393,28572</text:p>
          </table:table-cell>
          <table:table-cell table:style-name="ce8" office:value-type="float" office:value="88.57143" calcext:value-type="float">
            <text:p>88,57143</text:p>
          </table:table-cell>
          <table:table-cell table:style-name="ce8" office:value-type="float" office:value="-54.28572" calcext:value-type="float">
            <text:p>-54,28572</text:p>
          </table:table-cell>
          <table:table-cell table:style-name="ce12" table:formula="of:=[.A$6]+[.C7]" office:value-type="float" office:value="347.14286" calcext:value-type="float">
            <text:p>347,14286</text:p>
          </table:table-cell>
          <table:table-cell table:formula="of:=[.B$6]+[.D7]" office:value-type="float" office:value="339" calcext:value-type="float">
            <text:p>339</text:p>
          </table:table-cell>
          <table:table-cell table:formula="of:=[.H$1]-[.F7]" office:value-type="float" office:value="685" calcext:value-type="float">
            <text:p>685</text:p>
          </table:table-cell>
          <table:table-cell table:style-name="ce15" office:value-type="float" office:value="347.14282" calcext:value-type="float">
            <text:p>347,14282</text:p>
          </table:table-cell>
          <table:table-cell table:style-name="ce15" office:value-type="float" office:value="447.57147" calcext:value-type="float">
            <text:p>447,57147</text:p>
          </table:table-cell>
        </table:table-row>
        <table:table-row table:style-name="ro2">
          <table:table-cell table:formula="of:=[.E7]" office:value-type="float" office:value="347.14286" calcext:value-type="float">
            <text:p>347,14286</text:p>
          </table:table-cell>
          <table:table-cell table:formula="of:=[.F7]" office:value-type="float" office:value="339" calcext:value-type="float">
            <text:p>33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-82.85714" calcext:value-type="float">
            <text:p>-82,85714</text:p>
          </table:table-cell>
          <table:table-cell table:style-name="ce12" table:formula="of:=[.A$6]+[.C8]" office:value-type="float" office:value="448.57143" calcext:value-type="float">
            <text:p>448,57143</text:p>
          </table:table-cell>
          <table:table-cell table:formula="of:=[.B$6]+[.D8]" office:value-type="float" office:value="310.42858" calcext:value-type="float">
            <text:p>310,42858</text:p>
          </table:table-cell>
          <table:table-cell table:formula="of:=[.H$1]-[.F8]" office:value-type="float" office:value="713.57142" calcext:value-type="float">
            <text:p>713,57142</text:p>
          </table:table-cell>
          <table:table-cell table:style-name="ce15" office:value-type="float" office:value="448.5714" calcext:value-type="float">
            <text:p>448,5714</text:p>
          </table:table-cell>
          <table:table-cell table:style-name="ce15" office:value-type="float" office:value="476.14288" calcext:value-type="float">
            <text:p>476,14288</text:p>
          </table:table-cell>
        </table:table-row>
        <table:table-row table:style-name="ro2">
          <table:table-cell table:style-name="ce4" table:formula="of:=[.E8]" office:value-type="float" office:value="448.57143" calcext:value-type="float">
            <text:p>448,57143</text:p>
          </table:table-cell>
          <table:table-cell table:style-name="ce4" table:formula="of:=[.F8]" office:value-type="float" office:value="310.42858" calcext:value-type="float">
            <text:p>310,42858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-82.85714" calcext:value-type="float">
            <text:p>-82,85714</text:p>
          </table:table-cell>
          <table:table-cell table:style-name="ce13" table:formula="of:=[.A$6]+[.C9]" office:value-type="float" office:value="448.57143" calcext:value-type="float">
            <text:p>448,57143</text:p>
          </table:table-cell>
          <table:table-cell table:style-name="ce4" table:formula="of:=[.B$6]+[.D9]" office:value-type="float" office:value="310.42858" calcext:value-type="float">
            <text:p>310,42858</text:p>
          </table:table-cell>
          <table:table-cell table:style-name="ce13" table:formula="of:=[.H$1]-[.F9]" office:value-type="float" office:value="713.57142" calcext:value-type="float">
            <text:p>713,57142</text:p>
          </table:table-cell>
          <table:table-cell table:style-name="ce17" office:value-type="float" office:value="448.5714" calcext:value-type="float">
            <text:p>448,5714</text:p>
          </table:table-cell>
          <table:table-cell table:style-name="ce17" office:value-type="float" office:value="476.14288" calcext:value-type="float">
            <text:p>476,14288</text:p>
          </table:table-cell>
        </table:table-row>
        <table:table-row table:style-name="ro2">
          <table:table-cell table:style-name="ce5" table:formula="of:=[.E9]" office:value-type="float" office:value="448.57143" calcext:value-type="float">
            <text:p>448,57143</text:p>
          </table:table-cell>
          <table:table-cell table:style-name="ce5" table:formula="of:=[.F9]" office:value-type="float" office:value="310.42858" calcext:value-type="float">
            <text:p>310,42858</text:p>
          </table:table-cell>
          <table:table-cell table:style-name="ce2" table:number-columns-repeated="2"/>
          <table:table-cell table:style-name="ce11" table:formula="of:=[.E9]" office:value-type="float" office:value="448.57143" calcext:value-type="float">
            <text:p>448,57143</text:p>
          </table:table-cell>
          <table:table-cell table:style-name="ce6" table:formula="of:=[.F9]" office:value-type="float" office:value="310.42858" calcext:value-type="float">
            <text:p>310,42858</text:p>
          </table:table-cell>
          <table:table-cell table:style-name="ce11" table:formula="of:=[.H$1]-[.F10]" office:value-type="float" office:value="713.57142" calcext:value-type="float">
            <text:p>713,57142</text:p>
          </table:table-cell>
          <table:table-cell table:style-name="ce16" office:value-type="float" office:value="448.5714" calcext:value-type="float">
            <text:p>448,5714</text:p>
          </table:table-cell>
          <table:table-cell table:style-name="ce16" office:value-type="float" office:value="476.14288" calcext:value-type="float">
            <text:p>476,14288</text:p>
          </table:table-cell>
        </table:table-row>
        <table:table-row table:style-name="ro2">
          <table:table-cell table:style-name="ce3" table:formula="of:=[.E9]" office:value-type="float" office:value="448.57143" calcext:value-type="float">
            <text:p>448,57143</text:p>
          </table:table-cell>
          <table:table-cell table:style-name="ce3" table:formula="of:=[.F9]" office:value-type="float" office:value="310.42858" calcext:value-type="float">
            <text:p>310,4285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[.A$10]+[.C11]" office:value-type="float" office:value="448.57143" calcext:value-type="float">
            <text:p>448,57143</text:p>
          </table:table-cell>
          <table:table-cell table:style-name="ce3" table:formula="of:=[.B$10]+[.D11]" office:value-type="float" office:value="310.42858" calcext:value-type="float">
            <text:p>310,42858</text:p>
          </table:table-cell>
          <table:table-cell table:formula="of:=[.H$1]-[.F11]" office:value-type="float" office:value="713.57142" calcext:value-type="float">
            <text:p>713,57142</text:p>
          </table:table-cell>
          <table:table-cell table:style-name="ce15" office:value-type="float" office:value="448.5714" calcext:value-type="float">
            <text:p>448,5714</text:p>
          </table:table-cell>
          <table:table-cell table:style-name="ce15" office:value-type="float" office:value="547.8571" calcext:value-type="float">
            <text:p>547,8571</text:p>
          </table:table-cell>
        </table:table-row>
        <table:table-row table:style-name="ro2">
          <table:table-cell table:formula="of:=[.E11]" office:value-type="float" office:value="448.57143" calcext:value-type="float">
            <text:p>448,57143</text:p>
          </table:table-cell>
          <table:table-cell table:formula="of:=[.F11]" office:value-type="float" office:value="310.42858" calcext:value-type="float">
            <text:p>310,42858</text:p>
          </table:table-cell>
          <table:table-cell table:style-name="ce8" office:value-type="float" office:value="57.14286" calcext:value-type="float">
            <text:p>57,14286</text:p>
          </table:table-cell>
          <table:table-cell table:style-name="ce8" office:value-type="float" office:value="-22.85715" calcext:value-type="float">
            <text:p>-22,85715</text:p>
          </table:table-cell>
          <table:table-cell table:style-name="ce10" table:formula="of:=[.A$10]+[.C12]" office:value-type="float" office:value="505.71429" calcext:value-type="float">
            <text:p>505,71429</text:p>
          </table:table-cell>
          <table:table-cell table:style-name="ce3" table:formula="of:=[.B$10]+[.D12]" office:value-type="float" office:value="287.57143" calcext:value-type="float">
            <text:p>287,57143</text:p>
          </table:table-cell>
          <table:table-cell table:formula="of:=[.H$1]-[.F12]" office:value-type="float" office:value="736.42857" calcext:value-type="float">
            <text:p>736,42857</text:p>
          </table:table-cell>
          <table:table-cell table:style-name="ce15" office:value-type="float" office:value="505.71426" calcext:value-type="float">
            <text:p>505,71426</text:p>
          </table:table-cell>
          <table:table-cell table:style-name="ce15" office:value-type="float" office:value="570.71423" calcext:value-type="float">
            <text:p>570,71423</text:p>
          </table:table-cell>
        </table:table-row>
        <table:table-row table:style-name="ro2">
          <table:table-cell table:style-name="ce4" table:formula="of:=[.E12]" office:value-type="float" office:value="505.71429" calcext:value-type="float">
            <text:p>505,71429</text:p>
          </table:table-cell>
          <table:table-cell table:style-name="ce4" table:formula="of:=[.F12]" office:value-type="float" office:value="287.57143" calcext:value-type="float">
            <text:p>287,57143</text:p>
          </table:table-cell>
          <table:table-cell table:style-name="ce9" office:value-type="float" office:value="455.71429" calcext:value-type="float">
            <text:p>455,71429</text:p>
          </table:table-cell>
          <table:table-cell table:style-name="ce9" office:value-type="float" office:value="-98.57144" calcext:value-type="float">
            <text:p>-98,57144</text:p>
          </table:table-cell>
          <table:table-cell table:style-name="ce13" table:formula="of:=[.A$10]+[.C13]" office:value-type="float" office:value="904.28572" calcext:value-type="float">
            <text:p>904,28572</text:p>
          </table:table-cell>
          <table:table-cell table:style-name="ce4" table:formula="of:=[.B$10]+[.D13]" office:value-type="float" office:value="211.85714" calcext:value-type="float">
            <text:p>211,85714</text:p>
          </table:table-cell>
          <table:table-cell table:style-name="ce13" table:formula="of:=[.H$1]-[.F13]" office:value-type="float" office:value="812.14286" calcext:value-type="float">
            <text:p>812,14286</text:p>
          </table:table-cell>
          <table:table-cell table:style-name="ce17" office:value-type="float" office:value="904.2857" calcext:value-type="float">
            <text:p>904,2857</text:p>
          </table:table-cell>
          <table:table-cell table:style-name="ce17" office:value-type="float" office:value="646.4286" calcext:value-type="float">
            <text:p>646,4286</text:p>
          </table:table-cell>
        </table:table-row>
        <table:table-row table:style-name="ro2">
          <table:table-cell table:number-columns-repeated="4"/>
          <table:table-cell table:formula="of:=[.A14]+[.C14]" office:value-type="float" office:value="0" calcext:value-type="float">
            <text:p>0</text:p>
          </table:table-cell>
          <table:table-cell table:formula="of:=[.B14]+[.D14]" office:value-type="float" office:value="0" calcext:value-type="float">
            <text:p>0</text:p>
          </table:table-cell>
          <table:table-cell table:style-name="Default" table:formula="of:=[.H$1]-[.F14]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5]+[.C15]" office:value-type="float" office:value="0" calcext:value-type="float">
            <text:p>0</text:p>
          </table:table-cell>
          <table:table-cell table:formula="of:=[.B15]+[.D15]" office:value-type="float" office:value="0" calcext:value-type="float">
            <text:p>0</text:p>
          </table:table-cell>
          <table:table-cell table:style-name="Default" table:formula="of:=[.H$1]-[.F15]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6]+[.C16]" office:value-type="float" office:value="0" calcext:value-type="float">
            <text:p>0</text:p>
          </table:table-cell>
          <table:table-cell table:formula="of:=[.B16]+[.D16]" office:value-type="float" office:value="0" calcext:value-type="float">
            <text:p>0</text:p>
          </table:table-cell>
          <table:table-cell table:style-name="Default" table:formula="of:=[.H$1]-[.F16]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7]+[.C17]" office:value-type="float" office:value="0" calcext:value-type="float">
            <text:p>0</text:p>
          </table:table-cell>
          <table:table-cell table:formula="of:=[.B17]+[.D17]" office:value-type="float" office:value="0" calcext:value-type="float">
            <text:p>0</text:p>
          </table:table-cell>
          <table:table-cell table:style-name="Default" table:formula="of:=[.H$1]-[.F17]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8]+[.C18]" office:value-type="float" office:value="0" calcext:value-type="float">
            <text:p>0</text:p>
          </table:table-cell>
          <table:table-cell table:formula="of:=[.B18]+[.D18]" office:value-type="float" office:value="0" calcext:value-type="float">
            <text:p>0</text:p>
          </table:table-cell>
          <table:table-cell table:style-name="Default" table:formula="of:=[.H$1]-[.F18]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9]+[.C19]" office:value-type="float" office:value="0" calcext:value-type="float">
            <text:p>0</text:p>
          </table:table-cell>
          <table:table-cell table:formula="of:=[.B19]+[.D19]" office:value-type="float" office:value="0" calcext:value-type="float">
            <text:p>0</text:p>
          </table:table-cell>
          <table:table-cell table:style-name="Default" table:formula="of:=[.H$1]-[.F19]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20]+[.C20]" office:value-type="float" office:value="0" calcext:value-type="float">
            <text:p>0</text:p>
          </table:table-cell>
          <table:table-cell table:formula="of:=[.B20]+[.D20]" office:value-type="float" office:value="0" calcext:value-type="float">
            <text:p>0</text:p>
          </table:table-cell>
          <table:table-cell table:style-name="Default" table:formula="of:=[.H$1]-[.F20]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21]+[.C21]" office:value-type="float" office:value="0" calcext:value-type="float">
            <text:p>0</text:p>
          </table:table-cell>
          <table:table-cell table:formula="of:=[.B21]+[.D21]" office:value-type="float" office:value="0" calcext:value-type="float">
            <text:p>0</text:p>
          </table:table-cell>
          <table:table-cell table:style-name="Default" table:formula="of:=[.H$1]-[.F21]" office:value-type="float" office:value="1024" calcext:value-type="float">
            <text:p>10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8:29:24.742000000</meta:creation-date>
    <dc:date>2014-12-03T18:46:22.967000000</dc:date>
    <meta:editing-duration>PT2M27S</meta:editing-duration>
    <meta:editing-cycles>2</meta:editing-cycles>
    <meta:generator>LibreOffice/4.1.6.2$Windows_x86 LibreOffice_project/40ff705089295be5be0aae9b15123f687c05b0a</meta:generator>
    <meta:document-statistic meta:table-count="1" meta:cell-count="136" meta:object-count="0"/>
  </office:meta>
</office:document-meta>
</file>